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urier New" svg:font-family="'Courier New', monospace, serif"/>
    <style:font-face style:name="DINWebPro" svg:font-family="DINWebPro, Trebuchet, Helvetica, Arial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bf2" officeooo:paragraph-rsid="001d6bf2"/>
    </style:style>
    <style:style style:name="P2" style:family="paragraph" style:parent-style-name="Standard">
      <style:paragraph-properties fo:text-align="start" style:justify-single-word="false"/>
      <style:text-properties officeooo:rsid="001d6bf2" officeooo:paragraph-rsid="001d6bf2"/>
    </style:style>
    <style:style style:name="P3" style:family="paragraph" style:parent-style-name="Standard">
      <style:paragraph-properties fo:text-align="start" style:justify-single-word="false"/>
      <style:text-properties officeooo:rsid="0020139c" officeooo:paragraph-rsid="0020139c"/>
    </style:style>
    <style:style style:name="P4" style:family="paragraph" style:parent-style-name="Standard">
      <style:paragraph-properties fo:text-align="start" style:justify-single-word="false"/>
      <style:text-properties officeooo:rsid="0020139c" officeooo:paragraph-rsid="00214920"/>
    </style:style>
    <style:style style:name="P5" style:family="paragraph" style:parent-style-name="Standard">
      <style:paragraph-properties fo:text-align="start" style:justify-single-word="false"/>
      <style:text-properties officeooo:rsid="0020139c" officeooo:paragraph-rsid="0022dd56"/>
    </style:style>
    <style:style style:name="P6" style:family="paragraph" style:parent-style-name="Standard">
      <style:paragraph-properties fo:text-align="start" style:justify-single-word="false"/>
      <style:text-properties officeooo:rsid="00254757" officeooo:paragraph-rsid="00254757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42729" style:font-name="Arial" fo:font-size="11.25pt" fo:letter-spacing="normal" fo:font-style="normal" fo:font-weight="normal" officeooo:rsid="002d1175" officeooo:paragraph-rsid="002d1175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42729" style:font-name="Arial" fo:font-size="11.25pt" fo:letter-spacing="normal" fo:font-style="normal" fo:font-weight="normal" officeooo:rsid="002e4892" officeooo:paragraph-rsid="002e4892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42729" style:font-name="Arial" fo:font-size="11.25pt" fo:letter-spacing="normal" fo:font-style="normal" fo:font-weight="normal" officeooo:rsid="00307246" officeooo:paragraph-rsid="00307246"/>
    </style:style>
    <style:style style:name="P10" style:family="paragraph" style:parent-style-name="Standard">
      <style:paragraph-properties fo:text-align="start" style:justify-single-word="false"/>
      <style:text-properties officeooo:rsid="00296a70" officeooo:paragraph-rsid="00296a70"/>
    </style:style>
    <style:style style:name="P11" style:family="paragraph" style:parent-style-name="Standard">
      <style:paragraph-properties fo:text-align="start" style:justify-single-word="false"/>
      <style:text-properties officeooo:rsid="00296a70" officeooo:paragraph-rsid="0032004b"/>
    </style:style>
    <style:style style:name="P12" style:family="paragraph" style:parent-style-name="Standard">
      <style:paragraph-properties fo:text-align="start" style:justify-single-word="false"/>
      <style:text-properties officeooo:rsid="00296a70" officeooo:paragraph-rsid="0044ce57"/>
    </style:style>
    <style:style style:name="P13" style:family="paragraph" style:parent-style-name="Standard">
      <style:paragraph-properties fo:text-align="start" style:justify-single-word="false"/>
      <style:text-properties officeooo:rsid="002b9239" officeooo:paragraph-rsid="002b9239"/>
    </style:style>
    <style:style style:name="P14" style:family="paragraph" style:parent-style-name="Standard">
      <style:paragraph-properties fo:text-align="start" style:justify-single-word="false"/>
      <style:text-properties officeooo:rsid="002d1175" officeooo:paragraph-rsid="002d1175"/>
    </style:style>
    <style:style style:name="P15" style:family="paragraph" style:parent-style-name="Standard">
      <style:paragraph-properties fo:text-align="start" style:justify-single-word="false"/>
      <style:text-properties officeooo:rsid="00337484" officeooo:paragraph-rsid="00337484"/>
    </style:style>
    <style:style style:name="P16" style:family="paragraph" style:parent-style-name="Standard">
      <style:paragraph-properties fo:text-align="start" style:justify-single-word="false"/>
      <style:text-properties officeooo:rsid="00337484" officeooo:paragraph-rsid="0034e035"/>
    </style:style>
    <style:style style:name="P17" style:family="paragraph" style:parent-style-name="Standard">
      <style:paragraph-properties fo:text-align="start" style:justify-single-word="false"/>
      <style:text-properties officeooo:rsid="00337484" officeooo:paragraph-rsid="0035e9e9"/>
    </style:style>
    <style:style style:name="P18" style:family="paragraph" style:parent-style-name="Standard">
      <style:paragraph-properties fo:text-align="start" style:justify-single-word="false"/>
      <style:text-properties officeooo:rsid="0036c449" officeooo:paragraph-rsid="0036c449"/>
    </style:style>
    <style:style style:name="P19" style:family="paragraph" style:parent-style-name="Standard">
      <style:paragraph-properties fo:text-align="start" style:justify-single-word="false"/>
      <style:text-properties officeooo:rsid="0038b622" officeooo:paragraph-rsid="0038b622"/>
    </style:style>
    <style:style style:name="P20" style:family="paragraph" style:parent-style-name="Standard">
      <style:paragraph-properties fo:text-align="start" style:justify-single-word="false"/>
      <style:text-properties officeooo:rsid="0038b622" officeooo:paragraph-rsid="003a4792"/>
    </style:style>
    <style:style style:name="P21" style:family="paragraph" style:parent-style-name="Standard">
      <style:paragraph-properties fo:text-align="start" style:justify-single-word="false"/>
      <style:text-properties officeooo:rsid="003a2696" officeooo:paragraph-rsid="003a2696"/>
    </style:style>
    <style:style style:name="P22" style:family="paragraph" style:parent-style-name="Standard">
      <style:paragraph-properties fo:text-align="start" style:justify-single-word="false"/>
      <style:text-properties officeooo:rsid="003a4792" officeooo:paragraph-rsid="003a4792"/>
    </style:style>
    <style:style style:name="P23" style:family="paragraph" style:parent-style-name="Standard">
      <style:paragraph-properties fo:text-align="start" style:justify-single-word="false"/>
      <style:text-properties officeooo:rsid="003b2401" officeooo:paragraph-rsid="003b2401"/>
    </style:style>
    <style:style style:name="P24" style:family="paragraph" style:parent-style-name="Standard">
      <style:paragraph-properties fo:text-align="start" style:justify-single-word="false"/>
      <style:text-properties officeooo:rsid="003d1595" officeooo:paragraph-rsid="003d1595"/>
    </style:style>
    <style:style style:name="P25" style:family="paragraph" style:parent-style-name="Standard">
      <style:paragraph-properties fo:text-align="start" style:justify-single-word="false"/>
      <style:text-properties officeooo:rsid="00410439" officeooo:paragraph-rsid="00410439"/>
    </style:style>
    <style:style style:name="P26" style:family="paragraph" style:parent-style-name="Standard">
      <style:paragraph-properties fo:text-align="start" style:justify-single-word="false"/>
      <style:text-properties officeooo:rsid="0042f942" officeooo:paragraph-rsid="0042f942"/>
    </style:style>
    <style:style style:name="P27" style:family="paragraph" style:parent-style-name="Standard">
      <style:paragraph-properties fo:text-align="start" style:justify-single-word="false"/>
      <style:text-properties officeooo:rsid="0044ce57" officeooo:paragraph-rsid="0044ce57"/>
    </style:style>
    <style:style style:name="P28" style:family="paragraph" style:parent-style-name="Standard">
      <style:paragraph-properties fo:text-align="start" style:justify-single-word="false"/>
      <style:text-properties officeooo:rsid="00462ced" officeooo:paragraph-rsid="00462ced"/>
    </style:style>
    <style:style style:name="P29" style:family="paragraph" style:parent-style-name="Standard">
      <style:paragraph-properties fo:text-align="start" style:justify-single-word="false"/>
      <style:text-properties officeooo:rsid="0047a49a" officeooo:paragraph-rsid="0047a49a"/>
    </style:style>
    <style:style style:name="P30" style:family="paragraph" style:parent-style-name="Standard">
      <style:paragraph-properties fo:text-align="start" style:justify-single-word="false"/>
      <style:text-properties officeooo:rsid="00497d02" officeooo:paragraph-rsid="00497d02"/>
    </style:style>
    <style:style style:name="P31" style:family="paragraph" style:parent-style-name="Standard">
      <style:paragraph-properties fo:text-align="start" style:justify-single-word="false"/>
      <style:text-properties officeooo:rsid="004aba29" officeooo:paragraph-rsid="004aba29"/>
    </style:style>
    <style:style style:name="P32" style:family="paragraph" style:parent-style-name="Standard">
      <style:paragraph-properties fo:text-align="start" style:justify-single-word="false"/>
      <style:text-properties officeooo:rsid="004ace1f" officeooo:paragraph-rsid="004ace1f"/>
    </style:style>
    <style:style style:name="P33" style:family="paragraph" style:parent-style-name="Standard">
      <style:paragraph-properties fo:text-align="start" style:justify-single-word="false"/>
      <style:text-properties officeooo:rsid="004c3065" officeooo:paragraph-rsid="004c3065"/>
    </style:style>
    <style:style style:name="P34" style:family="paragraph" style:parent-style-name="Standard">
      <style:paragraph-properties fo:text-align="start" style:justify-single-word="false"/>
      <style:text-properties officeooo:rsid="004df915" officeooo:paragraph-rsid="004df915"/>
    </style:style>
    <style:style style:name="P35" style:family="paragraph" style:parent-style-name="Standard">
      <style:paragraph-properties fo:text-align="start" style:justify-single-word="false"/>
      <style:text-properties officeooo:rsid="004fc6ee" officeooo:paragraph-rsid="004fc6ee"/>
    </style:style>
    <style:style style:name="P36" style:family="paragraph" style:parent-style-name="Standard">
      <style:paragraph-properties fo:text-align="start" style:justify-single-word="false"/>
      <style:text-properties officeooo:rsid="0050f123" officeooo:paragraph-rsid="0050f123"/>
    </style:style>
    <style:style style:name="P37" style:family="paragraph" style:parent-style-name="Standard">
      <style:paragraph-properties fo:text-align="start" style:justify-single-word="false"/>
      <style:text-properties officeooo:rsid="00517775" officeooo:paragraph-rsid="00517775"/>
    </style:style>
    <style:style style:name="P38" style:family="paragraph" style:parent-style-name="Standard">
      <style:paragraph-properties fo:text-align="start" style:justify-single-word="false"/>
      <style:text-properties officeooo:rsid="005419d2" officeooo:paragraph-rsid="005419d2"/>
    </style:style>
    <style:style style:name="P39" style:family="paragraph" style:parent-style-name="Standard">
      <style:paragraph-properties fo:text-align="start" style:justify-single-word="false"/>
      <style:text-properties officeooo:rsid="0055bedd" officeooo:paragraph-rsid="0055bedd"/>
    </style:style>
    <style:style style:name="P40" style:family="paragraph" style:parent-style-name="Standard">
      <style:paragraph-properties fo:text-align="start" style:justify-single-word="false"/>
      <style:text-properties officeooo:rsid="00566558" officeooo:paragraph-rsid="00566558"/>
    </style:style>
    <style:style style:name="P41" style:family="paragraph" style:parent-style-name="Standard">
      <style:paragraph-properties fo:text-align="start" style:justify-single-word="false"/>
      <style:text-properties officeooo:rsid="005674ca" officeooo:paragraph-rsid="005674ca"/>
    </style:style>
    <style:style style:name="P42" style:family="paragraph" style:parent-style-name="Text_20_body">
      <style:paragraph-properties fo:text-align="start" style:justify-single-word="false"/>
      <style:text-properties officeooo:rsid="001d6bf2" officeooo:paragraph-rsid="001d6bf2"/>
    </style:style>
    <style:style style:name="P43" style:family="paragraph" style:parent-style-name="Preformatted_20_Text">
      <style:text-properties fo:font-variant="normal" fo:text-transform="none" fo:color="#333333" style:font-name="Courier New" fo:font-size="11.25pt" fo:letter-spacing="normal" fo:font-style="normal" fo:font-weight="normal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Courier New" fo:font-size="11.25pt" fo:letter-spacing="normal" fo:font-style="normal" fo:font-weight="normal" officeooo:rsid="001d6bf2" officeooo:paragraph-rsid="001d6bf2"/>
    </style:style>
    <style:style style:name="T1" style:family="text">
      <style:text-properties officeooo:rsid="001e53f3"/>
    </style:style>
    <style:style style:name="T2" style:family="text">
      <style:text-properties officeooo:rsid="0020139c"/>
    </style:style>
    <style:style style:name="T3" style:family="text">
      <style:text-properties officeooo:rsid="00214920"/>
    </style:style>
    <style:style style:name="T4" style:family="text">
      <style:text-properties officeooo:rsid="0023cab6"/>
    </style:style>
    <style:style style:name="T5" style:family="text">
      <style:text-properties officeooo:rsid="00254757"/>
    </style:style>
    <style:style style:name="T6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8" style:family="text">
      <style:text-properties fo:font-variant="normal" fo:text-transform="none" fo:color="#242729" fo:letter-spacing="normal"/>
    </style:style>
    <style:style style:name="T9" style:family="text">
      <style:text-properties fo:font-variant="normal" fo:text-transform="none" fo:color="#0064bd" style:font-name="inherit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T10" style:family="text">
      <style:text-properties fo:font-variant="normal" fo:text-transform="none" fo:color="#0064bd" style:font-name="Arial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T11" style:family="text">
      <style:text-properties fo:font-variant="normal" fo:text-transform="none" fo:color="#252525" style:font-name="DINWebPro" fo:font-size="12pt" fo:letter-spacing="normal" fo:font-style="normal" fo:font-weight="normal"/>
    </style:style>
    <style:style style:name="T12" style:family="text">
      <style:text-properties officeooo:rsid="0029f3e6"/>
    </style:style>
    <style:style style:name="T13" style:family="text">
      <style:text-properties officeooo:rsid="002a6308"/>
    </style:style>
    <style:style style:name="T14" style:family="text">
      <style:text-properties officeooo:rsid="002b9239"/>
    </style:style>
    <style:style style:name="T15" style:family="text">
      <style:text-properties officeooo:rsid="002c1c79"/>
    </style:style>
    <style:style style:name="T16" style:family="text">
      <style:text-properties officeooo:rsid="002d1175"/>
    </style:style>
    <style:style style:name="T17" style:family="text">
      <style:text-properties officeooo:rsid="0034e035"/>
    </style:style>
    <style:style style:name="T18" style:family="text">
      <style:text-properties officeooo:rsid="003b2401"/>
    </style:style>
    <style:style style:name="T19" style:family="text">
      <style:text-properties officeooo:rsid="003e0422"/>
    </style:style>
    <style:style style:name="T20" style:family="text">
      <style:text-properties officeooo:rsid="00410439"/>
    </style:style>
    <style:style style:name="T21" style:family="text">
      <style:text-properties officeooo:rsid="0055be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U Assignment</text:p>
      <text:p text:style-name="P2"/>
      <text:p text:style-name="P44"><text:a xlink:type="simple" xlink:href="https://www.microway.com/hpc-tech-tips/nvidia-tesla-k40-atlas-gpu-accelerator-kepler-gk110b-up-close/" text:style-name="Internet_20_link" text:visited-style-name="Visited_20_Internet_20_Link">https://www.microway.com/hpc-tech-tips/nvidia-tesla-k40-atlas-gpu-accelerator-kepler-gk110b-up-close/</text:a></text:p>
      <text:p text:style-name="P44"/>
      <text:p text:style-name="P44">(15) Multiprocessors, (192) CUDA Cores/MP: <text:s text:c="4"/>2880 CUDA Cores</text:p>
      <text:p text:style-name="P42"><text:span text:style-name="T6"/></text:p>
      <text:p text:style-name="P42"><text:span text:style-name="T6">Each block cannot have more than 512/1024 threads in total (</text:span><text:a xlink:type="simple" xlink:href="http://www.geeks3d.com/20100606/gpu-computing-nvidia-cuda-compute-capability-comparative-table/" text:style-name="Internet_20_link" text:visited-style-name="Visited_20_Internet_20_Link"><text:span text:style-name="T9">Compute Capability</text:span></text:a><text:span text:style-name="T6"> 1.x or 2.x and later respectively)</text:span></text:p>
      <text:p text:style-name="Text_20_body"/>
      <text:p text:style-name="P43">Maximum Texture Dimension Size (x,y,z) <text:s text:c="8"/>1D=(65536), 2D=(65536, 65536), 3D=(4096, 4096, 4096)</text:p>
      <text:p text:style-name="Text_20_body"/>
      <text:p text:style-name="Text_20_body"><text:line-break/></text:p>
      <text:p text:style-name="P2"/>
      <text:p text:style-name="P2">1. Exercise 1</text:p>
      <text:p text:style-name="P2"><text:tab/>a. Adding two vectors of 655360 integer elements.</text:p>
      <text:p text:style-name="P2">vector-add (sequential): <text:tab/><text:tab/> <text:s/>= 0.00258591 seconds</text:p>
      <text:p text:style-name="P2">vector-add (kernel): <text:tab/><text:tab/> <text:s/>= 0.000302465 seconds</text:p>
      <text:p text:style-name="P2">vector-add (memory): <text:tab/><text:tab/> <text:s/>= 0.00597288 seconds</text:p>
      <text:p text:style-name="P2">results OK!</text:p>
      <text:p text:style-name="P2"/>
      <text:p text:style-name="P2"><text:span text:style-name="T3">b. n</text:span>: 256</text:p>
      <text:p text:style-name="P2"/>
      <text:p text:style-name="P2"><text:tab/> <text:span text:style-name="T1">ThreadBlockSize: 32 (8 per blocks)</text:span></text:p>
      <text:p text:style-name="P2"><text:tab/><text:tab/>Adding two vectors of 256 integer elements.</text:p>
      <text:p text:style-name="P2">vector-add (sequential): <text:tab/><text:tab/> <text:s/>= 3.35196e-07 seconds</text:p>
      <text:p text:style-name="P2">vector-add (kernel): <text:tab/><text:tab/> <text:s/>= 0.000163393 seconds</text:p>
      <text:p text:style-name="P2">vector-add (memory): <text:tab/><text:tab/> <text:s/>= 6.15223e-05 seconds</text:p>
      <text:p text:style-name="P2">results OK!</text:p>
      <text:p text:style-name="P2"/>
      <text:p text:style-name="P2"><text:tab/><text:span text:style-name="T1">ThreadBlockSize: 64 (4 per blocks)</text:span></text:p>
      <text:p text:style-name="P2"><text:tab/>Adding two vectors of 256 integer elements.</text:p>
      <text:p text:style-name="P2">vector-add (sequential): <text:tab/><text:tab/> <text:s/>= 5.85671e-07 seconds</text:p>
      <text:p text:style-name="P2">vector-add (kernel): <text:tab/><text:tab/> <text:s/>= 0.000185126 seconds</text:p>
      <text:p text:style-name="P2">vector-add (memory): <text:tab/><text:tab/> <text:s/>= 7.11909e-05 seconds</text:p>
      <text:p text:style-name="P2">results OK!</text:p>
      <text:p text:style-name="P2"/>
      <text:p text:style-name="P2"/>
      <text:p text:style-name="P2"><text:tab/><text:span text:style-name="T1">ThreadBlockSize: 128 (2 per blocks)</text:span></text:p>
      <text:p text:style-name="P2"><text:tab/>Adding two vectors of 256 integer elements.</text:p>
      <text:p text:style-name="P2">vector-add (sequential): <text:tab/><text:tab/> <text:s/>= 5.97313e-07 seconds</text:p>
      <text:p text:style-name="P2">vector-add (kernel): <text:tab/><text:tab/> <text:s/>= 0.000169198 seconds</text:p>
      <text:p text:style-name="P2">vector-add (memory): <text:tab/><text:tab/> <text:s/>= 6.88349e-05 seconds</text:p>
      <text:p text:style-name="P2">results OK!</text:p>
      <text:p text:style-name="P2"/>
      <text:p text:style-name="P2"><text:tab/><text:span text:style-name="T2">ThreadBlockSize: 256 (1 per block)</text:span></text:p>
      <text:p text:style-name="P2"><text:tab/>Adding two vectors of 256 integer elements.</text:p>
      <text:p text:style-name="P2"><text:soft-page-break/>vector-add (sequential): <text:tab/><text:tab/> <text:s/>= 9.33911e-07 seconds</text:p>
      <text:p text:style-name="P2">vector-add (kernel): <text:tab/><text:tab/> <text:s/>= 0.000222871 seconds</text:p>
      <text:p text:style-name="P2">vector-add (memory): <text:tab/><text:tab/> <text:s/>= 8.50346e-05 seconds</text:p>
      <text:p text:style-name="P2">results OK!</text:p>
      <text:p text:style-name="P2"/>
      <text:p text:style-name="P3"><text:span text:style-name="T3">n:</text:span> <text:span text:style-name="T3">1024</text:span></text:p>
      <text:p text:style-name="P3"/>
      <text:p text:style-name="P4"><text:tab/><text:span text:style-name="T3">ThreadBlockSize: 512</text:span></text:p>
      <text:p text:style-name="P4"><text:tab/>Adding two vectors of 1024 integer elements.</text:p>
      <text:p text:style-name="P4">vector-add (sequential): <text:tab/><text:tab/> <text:s/>= 1.30481e-06 seconds</text:p>
      <text:p text:style-name="P4">vector-add (kernel): <text:tab/><text:tab/> <text:s/>= 0.000255176 seconds</text:p>
      <text:p text:style-name="P4">vector-add (memory): <text:tab/><text:tab/> <text:s/>= 0.000107005 seconds</text:p>
      <text:p text:style-name="P4">results OK!</text:p>
      <text:p text:style-name="P4"/>
      <text:p text:style-name="P4"><text:tab/><text:span text:style-name="T3">ThreadBlockSize: 32</text:span></text:p>
      <text:p text:style-name="P4"><text:tab/><text:tab/></text:p>
      <text:p text:style-name="P3"><text:tab/>Adding two vectors of 1024 integer elements.</text:p>
      <text:p text:style-name="P3">vector-add (sequential): <text:tab/><text:tab/> <text:s/>= 1.21278e-06 seconds</text:p>
      <text:p text:style-name="P3">vector-add (kernel): <text:tab/><text:tab/> <text:s/>= 0.000262642 seconds</text:p>
      <text:p text:style-name="P3">vector-add (memory): <text:tab/><text:tab/> <text:s/>= 0.000104367 seconds</text:p>
      <text:p text:style-name="P3">results OK!</text:p>
      <text:p text:style-name="P3"/>
      <text:p text:style-name="P3"><text:tab/><text:span text:style-name="T3">ThreadBlockSize: 64</text:span></text:p>
      <text:p text:style-name="P3"><text:tab/>Adding two vectors of 1024 integer elements.</text:p>
      <text:p text:style-name="P3">vector-add (sequential): <text:tab/><text:tab/> <text:s/>= 8.83632e-07 seconds</text:p>
      <text:p text:style-name="P3">vector-add (kernel): <text:tab/><text:tab/> <text:s/>= 0.000172251 seconds</text:p>
      <text:p text:style-name="P3">vector-add (memory): <text:tab/><text:tab/> <text:s/>= 7.38859e-05 seconds</text:p>
      <text:p text:style-name="P3">results OK!</text:p>
      <text:p text:style-name="P3"/>
      <text:p text:style-name="P3"><text:tab/></text:p>
      <text:p text:style-name="P5"><text:tab/><text:span text:style-name="T3">ThreadBlockSize: 128</text:span></text:p>
      <text:p text:style-name="P5"><text:tab/></text:p>
      <text:p text:style-name="P2"><text:tab/>Adding two vectors of 1024 integer elements.</text:p>
      <text:p text:style-name="P2">vector-add (sequential): <text:tab/><text:tab/> <text:s/>= 7.97281e-07 seconds</text:p>
      <text:p text:style-name="P2">vector-add (kernel): <text:tab/><text:tab/> <text:s/>= 0.000168016 seconds</text:p>
      <text:p text:style-name="P2">vector-add (memory): <text:tab/><text:tab/> <text:s/>= 6.8223e-05 seconds</text:p>
      <text:p text:style-name="P2">results OK!</text:p>
      <text:p text:style-name="P2"/>
      <text:p text:style-name="P2"><text:tab/><text:span text:style-name="T4">ThreadBlockSize: 256</text:span></text:p>
      <text:p text:style-name="P2"/>
      <text:p text:style-name="P2"><text:tab/>Adding two vectors of 1024 integer elements.</text:p>
      <text:p text:style-name="P2">vector-add (sequential): <text:tab/><text:tab/> <text:s/>= 1.54298e-06 seconds</text:p>
      <text:p text:style-name="P2">vector-add (kernel): <text:tab/><text:tab/> <text:s/>= 0.000220495 seconds</text:p>
      <text:p text:style-name="P2">vector-add (memory): <text:tab/><text:tab/> <text:s/>= 9.63235e-05 seconds</text:p>
      <text:p text:style-name="P2">results OK!</text:p>
      <text:p text:style-name="P2"/>
      <text:p text:style-name="P2"><text:tab/><text:span text:style-name="T4">ThreadBlockSize: 512</text:span></text:p>
      <text:p text:style-name="P2"/>
      <text:p text:style-name="P2"><text:tab/>Adding two vectors of 1024 integer elements.</text:p>
      <text:p text:style-name="P2">vector-add (sequential): <text:tab/><text:tab/> <text:s/>= 8.79238e-07 seconds</text:p>
      <text:p text:style-name="P2">vector-add (kernel): <text:tab/><text:tab/> <text:s/>= 0.000209564 seconds</text:p>
      <text:p text:style-name="P2">vector-add (memory): <text:tab/><text:tab/> <text:s/>= 8.74672e-05 seconds</text:p>
      <text:p text:style-name="P2"><text:soft-page-break/>results OK!</text:p>
      <text:p text:style-name="P2"/>
      <text:p text:style-name="P2"><text:tab/><text:span text:style-name="T5">ThreadBlockSize: 1024</text:span></text:p>
      <text:p text:style-name="P2"><text:tab/></text:p>
      <text:p text:style-name="P2"><text:tab/>Adding two vectors of 1024 integer elements.</text:p>
      <text:p text:style-name="P2">vector-add (sequential): <text:tab/><text:tab/> <text:s/>= 1.13663e-06 seconds</text:p>
      <text:p text:style-name="P2">vector-add (kernel): <text:tab/><text:tab/> <text:s/>= 0.000243214 seconds</text:p>
      <text:p text:style-name="P2">vector-add (memory): <text:tab/><text:tab/> <text:s/>= 9.88871e-05 seconds</text:p>
      <text:p text:style-name="P2">results OK!</text:p>
      <text:p text:style-name="P2"/>
      <text:p text:style-name="P6">N: 65536</text:p>
      <text:p text:style-name="P6"/>
      <text:p text:style-name="P6"><text:tab/>ThreadBlockSize: 32</text:p>
      <text:p text:style-name="P6"><text:tab/></text:p>
      <text:p text:style-name="P6"><text:tab/>Adding two vectors of 65536 integer elements.</text:p>
      <text:p text:style-name="P6">vector-add (sequential): <text:tab/><text:tab/> <text:s/>= 0.000249598 seconds</text:p>
      <text:p text:style-name="P6">vector-add (kernel): <text:tab/><text:tab/> <text:s/>= 0.000235533 seconds</text:p>
      <text:p text:style-name="P6">vector-add (memory): <text:tab/><text:tab/> <text:s/>= 0.000804717 seconds</text:p>
      <text:p text:style-name="P6">results OK!</text:p>
      <text:p text:style-name="P6"/>
      <text:p text:style-name="P6"><text:tab/>ThreadBlockSize: 64</text:p>
      <text:p text:style-name="P6"/>
      <text:p text:style-name="P6"><text:tab/>Adding two vectors of 65536 integer elements.</text:p>
      <text:p text:style-name="P6">vector-add (sequential): <text:tab/><text:tab/> <text:s/>= 0.000226947 seconds</text:p>
      <text:p text:style-name="P6">vector-add (kernel): <text:tab/><text:tab/> <text:s/>= 0.000176239 seconds</text:p>
      <text:p text:style-name="P6">vector-add (memory): <text:tab/><text:tab/> <text:s/>= 0.000695823 seconds</text:p>
      <text:p text:style-name="P6">results OK!</text:p>
      <text:p text:style-name="P6"/>
      <text:p text:style-name="P6"><text:tab/>ThreadBlockSize: 128</text:p>
      <text:p text:style-name="P6"/>
      <text:p text:style-name="P6"><text:tab/>Adding two vectors of 65536 integer elements.</text:p>
      <text:p text:style-name="P6">vector-add (sequential): <text:tab/><text:tab/> <text:s/>= 0.000267763 seconds</text:p>
      <text:p text:style-name="P6">vector-add (kernel): <text:tab/><text:tab/> <text:s/>= 0.000214116 seconds</text:p>
      <text:p text:style-name="P6">vector-add (memory): <text:tab/><text:tab/> <text:s/>= 0.000782256 seconds</text:p>
      <text:p text:style-name="P6">results OK!</text:p>
      <text:p text:style-name="P6"/>
      <text:p text:style-name="P6"><text:tab/>ThreadBlockSize: 256</text:p>
      <text:p text:style-name="P6"/>
      <text:p text:style-name="P6"><text:tab/>Adding two vectors of 65536 integer elements.</text:p>
      <text:p text:style-name="P6">vector-add (sequential): <text:tab/><text:tab/> <text:s/>= 0.000240832 seconds</text:p>
      <text:p text:style-name="P6">vector-add (kernel): <text:tab/><text:tab/> <text:s/>= 0.000200369 seconds</text:p>
      <text:p text:style-name="P6">vector-add (memory): <text:tab/><text:tab/> <text:s/>= 0.000721975 seconds</text:p>
      <text:p text:style-name="P6">results OK!</text:p>
      <text:p text:style-name="P6"/>
      <text:p text:style-name="P6"><text:tab/>ThreadBlockSize: 512</text:p>
      <text:p text:style-name="P6"/>
      <text:p text:style-name="P6"><text:tab/>Adding two vectors of 65536 integer elements.</text:p>
      <text:p text:style-name="P6">vector-add (sequential): <text:tab/><text:tab/> <text:s/>= 0.000314457 seconds</text:p>
      <text:p text:style-name="P6">vector-add (kernel): <text:tab/><text:tab/> <text:s/>= 0.000238089 seconds</text:p>
      <text:p text:style-name="P6">vector-add (memory): <text:tab/><text:tab/> <text:s/>= 0.000825005 seconds</text:p>
      <text:p text:style-name="P6">results OK!</text:p>
      <text:p text:style-name="P6"/>
      <text:p text:style-name="P6"><text:soft-page-break/><text:tab/>ThreadBlockSize: 1024</text:p>
      <text:p text:style-name="P6"/>
      <text:p text:style-name="P6"><text:tab/>Adding two vectors of 65536 integer elements.</text:p>
      <text:p text:style-name="P6">vector-add (sequential): <text:tab/><text:tab/> <text:s/>= 0.000230875 seconds</text:p>
      <text:p text:style-name="P6">vector-add (kernel): <text:tab/><text:tab/> <text:s/>= 0.000227895 seconds</text:p>
      <text:p text:style-name="P6">vector-add (memory): <text:tab/><text:tab/> <text:s/>= 0.000785957 seconds</text:p>
      <text:p text:style-name="P6">results OK!</text:p>
      <text:p text:style-name="P6"/>
      <text:p text:style-name="P10">N: 655360</text:p>
      <text:p text:style-name="P10"/>
      <text:p text:style-name="P10"><text:tab/>ThreadBlockSize: 32</text:p>
      <text:p text:style-name="P10"/>
      <text:p text:style-name="P10"><text:tab/>Adding two vectors of 655360 integer elements.</text:p>
      <text:p text:style-name="P10">vector-add (sequential): <text:tab/><text:tab/> <text:s/>= 0.00188922 seconds</text:p>
      <text:p text:style-name="P10">vector-add (kernel): <text:tab/><text:tab/> <text:s/>= 0.000250202 seconds</text:p>
      <text:p text:style-name="P10">vector-add (memory): <text:tab/><text:tab/> <text:s/>= 0.00452138 seconds</text:p>
      <text:p text:style-name="P10">results OK!</text:p>
      <text:p text:style-name="P10"/>
      <text:p text:style-name="P10"><text:tab/><text:span text:style-name="T12">ThreadBlockSize: 64</text:span></text:p>
      <text:p text:style-name="P10"/>
      <text:p text:style-name="P10"><text:tab/>Adding two vectors of 655360 integer elements.</text:p>
      <text:p text:style-name="P10">vector-add (sequential): <text:tab/><text:tab/> <text:s/>= 0.00351697 seconds</text:p>
      <text:p text:style-name="P10">vector-add (kernel): <text:tab/><text:tab/> <text:s/>= 0.00042265 seconds</text:p>
      <text:p text:style-name="P10">vector-add (memory): <text:tab/><text:tab/> <text:s/>= 0.00809645 seconds</text:p>
      <text:p text:style-name="P10">results OK!</text:p>
      <text:p text:style-name="P10"/>
      <text:p text:style-name="P10"><text:tab/><text:span text:style-name="T13">ThreadBlockSize: 128</text:span></text:p>
      <text:p text:style-name="P10"/>
      <text:p text:style-name="P10"><text:tab/>Adding two vectors of 655360 integer elements.</text:p>
      <text:p text:style-name="P10">vector-add (sequential): <text:tab/><text:tab/> <text:s/>= 0.00224991 seconds</text:p>
      <text:p text:style-name="P10">vector-add (kernel): <text:tab/><text:tab/> <text:s/>= 0.000297877 seconds</text:p>
      <text:p text:style-name="P10">vector-add (memory): <text:tab/><text:tab/> <text:s/>= 0.00570816 seconds</text:p>
      <text:p text:style-name="P10">results OK!</text:p>
      <text:p text:style-name="P10"/>
      <text:p text:style-name="P10"><text:tab/><text:span text:style-name="T14">ThreadBlockSize: 256</text:span></text:p>
      <text:p text:style-name="P10"/>
      <text:p text:style-name="P10"><text:tab/>Adding two vectors of 655360 integer elements.</text:p>
      <text:p text:style-name="P10">vector-add (sequential): <text:tab/><text:tab/> <text:s/>= <text:s/>0.003371 seconds</text:p>
      <text:p text:style-name="P10">vector-add (kernel): <text:tab/><text:tab/> <text:s/>= 0.000402984 seconds</text:p>
      <text:p text:style-name="P10">vector-add (memory): <text:tab/><text:tab/> <text:s/>= 0.00800138 seconds</text:p>
      <text:p text:style-name="P10">results OK!</text:p>
      <text:p text:style-name="P10"/>
      <text:p text:style-name="P10"><text:tab/><text:span text:style-name="T14">ThreadBlockSize: 512</text:span></text:p>
      <text:p text:style-name="P10"/>
      <text:p text:style-name="P10"><text:tab/>Adding two vectors of 655360 integer elements.</text:p>
      <text:p text:style-name="P10">vector-add (sequential): <text:tab/><text:tab/> <text:s/>= 0.00209592 seconds</text:p>
      <text:p text:style-name="P10">vector-add (kernel): <text:tab/><text:tab/> <text:s/>= 0.000245389 seconds</text:p>
      <text:p text:style-name="P10">vector-add (memory): <text:tab/><text:tab/> <text:s/>= 0.00501311 seconds</text:p>
      <text:p text:style-name="P10">results OK!</text:p>
      <text:p text:style-name="P10"/>
      <text:p text:style-name="P10"><text:tab/><text:span text:style-name="T14">ThreadBlockSize: 1024</text:span></text:p>
      <text:p text:style-name="P10"/>
      <text:p text:style-name="P10"><text:soft-page-break/><text:tab/>Adding two vectors of 655360 integer elements.</text:p>
      <text:p text:style-name="P10">vector-add (sequential): <text:tab/><text:tab/> <text:s/>= 0.00271212 seconds</text:p>
      <text:p text:style-name="P10">vector-add (kernel): <text:tab/><text:tab/> <text:s/>= 0.000321288 seconds</text:p>
      <text:p text:style-name="P10">vector-add (memory): <text:tab/><text:tab/> <text:s/>= 0.00651095 seconds</text:p>
      <text:p text:style-name="P10">results OK!</text:p>
      <text:p text:style-name="P10"/>
      <text:p text:style-name="P13">N: 1000000</text:p>
      <text:p text:style-name="P13"/>
      <text:p text:style-name="P13"><text:tab/>ThreadBlockSize: 32</text:p>
      <text:p text:style-name="P13"/>
      <text:p text:style-name="P13"><text:tab/>Adding two vectors of 1000000 integer elements.</text:p>
      <text:p text:style-name="P13">vector-add (sequential): <text:tab/><text:tab/> <text:s/>= 0.00296042 seconds</text:p>
      <text:p text:style-name="P13">vector-add (kernel): <text:tab/><text:tab/> <text:s/>= 0.000336525 seconds</text:p>
      <text:p text:style-name="P13">vector-add (memory): <text:tab/><text:tab/> <text:s/>= 0.00730678 seconds</text:p>
      <text:p text:style-name="P13">results OK!</text:p>
      <text:p text:style-name="P13"/>
      <text:p text:style-name="P13"><text:tab/><text:span text:style-name="T15">ThreadBlockSize: 64</text:span></text:p>
      <text:p text:style-name="P13"/>
      <text:p text:style-name="P13"><text:tab/>Adding two vectors of 1000000 integer elements.</text:p>
      <text:p text:style-name="P13">vector-add (sequential): <text:tab/><text:tab/> <text:s/>= <text:s/>0.003229 seconds</text:p>
      <text:p text:style-name="P13">vector-add (kernel): <text:tab/><text:tab/> <text:s/>= 0.000328142 seconds</text:p>
      <text:p text:style-name="P13">vector-add (memory): <text:tab/><text:tab/> <text:s/>= 0.00751988 seconds</text:p>
      <text:p text:style-name="P13">results OK!</text:p>
      <text:p text:style-name="P13"/>
      <text:p text:style-name="P13"><text:tab/><text:span text:style-name="T15">ThreadBlockSize: 128</text:span></text:p>
      <text:p text:style-name="P13"/>
      <text:p text:style-name="P13"><text:tab/><text:span text:style-name="T16">Errors → Adding two vectors of 1000000 integer elements.</text:span></text:p>
      <text:p text:style-name="P13">vector-add (sequential): <text:tab/><text:tab/> <text:s/>= 0.00415713 seconds</text:p>
      <text:p text:style-name="P13">vector-add (kernel): <text:tab/><text:tab/> <text:s/>= 0.000407308 seconds</text:p>
      <text:p text:style-name="P13">vector-add (memory): <text:tab/><text:tab/> <text:s/>= 0.00957967 seconds</text:p>
      <text:p text:style-name="P13">error in results! Element 999936 is 0, but should be 1.99987e+06</text:p>
      <text:p text:style-name="P13"/>
      <text:p text:style-name="P13"/>
      <text:p text:style-name="P14">c. </text:p>
      <text:p text:style-name="P10"/>
      <text:p text:style-name="P14">n: 655360</text:p>
      <text:p text:style-name="P14"/>
      <text:p text:style-name="P14"><text:a xlink:type="simple" xlink:href="https://stackoverflow.com/questions/9985912/how-do-i-choose-grid-and-block-dimensions-for-cuda-kernels" text:style-name="Internet_20_link" text:visited-style-name="Visited_20_Internet_20_Link">https://stackoverflow.com/questions/9985912/how-do-i-choose-grid-and-block-dimensions-for-cuda-kernels</text:a></text:p>
      <text:p text:style-name="P14"/>
      <text:p text:style-name="P14"><text:span text:style-name="T7">Each block cannot have more than 512/1024 threads in total (</text:span><text:a xlink:type="simple" xlink:href="http://www.geeks3d.com/20100606/gpu-computing-nvidia-cuda-compute-capability-comparative-table/" text:style-name="Internet_20_link" text:visited-style-name="Visited_20_Internet_20_Link"><text:span text:style-name="T10">Compute Capability</text:span></text:a><text:span text:style-name="T8"> </text:span><text:span text:style-name="T7">1.x or 2.x and later respectively)</text:span></text:p>
      <text:p text:style-name="P14"><text:span text:style-name="T7"/></text:p>
      <text:p text:style-name="P7">The maximum dimensions of each block are limited to [512,512,64]/[1024,1024,64] (Compute 1.x/2.x or later)</text:p>
      <text:p text:style-name="P7"><text:span text:style-name="T7"/></text:p>
      <text:p text:style-name="P8">Compute Capability : 3.5</text:p>
      <text:p text:style-name="P8"/>
      <text:p text:style-name="P8">Each block cannot consume more than 8k/16k/32k/64k/32k/64k/32k/64k/32k/64k registers total (Compute 1.0,1.1/1.2,1.3/2.x-/3.0/3.2/3.5-5.2/5.3/6-6.1/6.2/7.0)</text:p>
      <text:p text:style-name="P8"/>
      <text:p text:style-name="P8">Each block cannot consume more than 16kb/48kb/96kb of shared memory (Compute 1.x/2.x-6.2/7.0)</text:p>
      <text:p text:style-name="P8"><text:soft-page-break/></text:p>
      <text:p text:style-name="P9">Can launch upto 2^32 – 1 blocks per instance.. (need to verify)</text:p>
      <text:p text:style-name="P8"/>
      <text:p text:style-name="P8">//Grid Geo..</text:p>
      <text:p text:style-name="P8"><text:s text:c="8"/>dim3 DimGrid(256, 80); //20480 thread blocks</text:p>
      <text:p text:style-name="P8"><text:s text:c="8"/>dim3 DimBlock(4, 4, 2); //32 threads per block</text:p>
      <text:p text:style-name="P8"/>
      <text:p text:style-name="P8"/>
      <text:p text:style-name="P11"><text:tab/>ThreadBlockSize: 32</text:p>
      <text:p text:style-name="P11"/>
      <text:p text:style-name="P11"><text:tab/>Adding two vectors of 655360 integer elements.</text:p>
      <text:p text:style-name="P11">vector-add (sequential): <text:tab/><text:tab/> <text:s/>= 0.00188922 seconds</text:p>
      <text:p text:style-name="P11">vector-add (kernel): <text:tab/><text:tab/> <text:s/>= 0.000250202 seconds</text:p>
      <text:p text:style-name="P11">vector-add (memory): <text:tab/><text:tab/> <text:s/>= 0.00452138 seconds</text:p>
      <text:p text:style-name="P11">results OK!</text:p>
      <text:p text:style-name="P11"/>
      <text:p text:style-name="P11"><text:tab/><text:span text:style-name="T12">ThreadBlockSize: 64</text:span></text:p>
      <text:p text:style-name="P11"/>
      <text:p text:style-name="P11"><text:tab/>Adding two vectors of 655360 integer elements.</text:p>
      <text:p text:style-name="P11">vector-add (sequential): <text:tab/><text:tab/> <text:s/>= 0.00351697 seconds</text:p>
      <text:p text:style-name="P11">vector-add (kernel): <text:tab/><text:tab/> <text:s/>= 0.00042265 seconds</text:p>
      <text:p text:style-name="P11">vector-add (memory): <text:tab/><text:tab/> <text:s/>= 0.00809645 seconds</text:p>
      <text:p text:style-name="P11">results OK!</text:p>
      <text:p text:style-name="P11"/>
      <text:p text:style-name="P11"><text:tab/><text:span text:style-name="T13">ThreadBlockSize: 128</text:span></text:p>
      <text:p text:style-name="P11"/>
      <text:p text:style-name="P11"><text:tab/>Adding two vectors of 655360 integer elements.</text:p>
      <text:p text:style-name="P11">vector-add (sequential): <text:tab/><text:tab/> <text:s/>= 0.00224991 seconds</text:p>
      <text:p text:style-name="P11">vector-add (kernel): <text:tab/><text:tab/> <text:s/>= 0.000297877 seconds</text:p>
      <text:p text:style-name="P11">vector-add (memory): <text:tab/><text:tab/> <text:s/>= 0.00570816 seconds</text:p>
      <text:p text:style-name="P11">results OK!</text:p>
      <text:p text:style-name="P11"/>
      <text:p text:style-name="P11"><text:tab/><text:span text:style-name="T14">ThreadBlockSize: 256</text:span></text:p>
      <text:p text:style-name="P11"/>
      <text:p text:style-name="P11"><text:tab/>Adding two vectors of 655360 integer elements.</text:p>
      <text:p text:style-name="P11">vector-add (sequential): <text:tab/><text:tab/> <text:s/>= <text:s/>0.003371 seconds</text:p>
      <text:p text:style-name="P11">vector-add (kernel): <text:tab/><text:tab/> <text:s/>= 0.000402984 seconds</text:p>
      <text:p text:style-name="P11">vector-add (memory): <text:tab/><text:tab/> <text:s/>= 0.00800138 seconds</text:p>
      <text:p text:style-name="P11">results OK!</text:p>
      <text:p text:style-name="P11"/>
      <text:p text:style-name="P11"><text:tab/><text:span text:style-name="T14">ThreadBlockSize: 512</text:span></text:p>
      <text:p text:style-name="P11"/>
      <text:p text:style-name="P11"><text:tab/>Adding two vectors of 655360 integer elements.</text:p>
      <text:p text:style-name="P11">vector-add (sequential): <text:tab/><text:tab/> <text:s/>= 0.00209592 seconds</text:p>
      <text:p text:style-name="P11">vector-add (kernel): <text:tab/><text:tab/> <text:s/>= 0.000245389 seconds</text:p>
      <text:p text:style-name="P11">vector-add (memory): <text:tab/><text:tab/> <text:s/>= 0.00501311 seconds</text:p>
      <text:p text:style-name="P11">results OK!</text:p>
      <text:p text:style-name="P11"/>
      <text:p text:style-name="P11"><text:tab/><text:span text:style-name="T14">ThreadBlockSize: 1024</text:span></text:p>
      <text:p text:style-name="P11"/>
      <text:p text:style-name="P11"><text:tab/>Adding two vectors of 655360 integer elements.</text:p>
      <text:p text:style-name="P11">vector-add (sequential): <text:tab/><text:tab/> <text:s/>= 0.00271212 seconds</text:p>
      <text:p text:style-name="P11">vector-add (kernel): <text:tab/><text:tab/> <text:s/>= 0.000321288 seconds</text:p>
      <text:p text:style-name="P11"><text:soft-page-break/>vector-add (memory): <text:tab/><text:tab/> <text:s/>= 0.00651095 seconds</text:p>
      <text:p text:style-name="P11">results OK!</text:p>
      <text:p text:style-name="P11"/>
      <text:p text:style-name="P11"/>
      <text:p text:style-name="P15">d.</text:p>
      <text:p text:style-name="P15"/>
      <text:p text:style-name="P15">1) Subtraction:</text:p>
      <text:p text:style-name="P15"/>
      <text:p text:style-name="P15"><text:tab/>Adding two vectors of 655360 integer elements.</text:p>
      <text:p text:style-name="P15">vector-add (sequential): <text:tab/><text:tab/> <text:s/>= 0.00387817 seconds</text:p>
      <text:p text:style-name="P15">vector-add (kernel): <text:tab/><text:tab/> <text:s/>= 0.000452247 seconds</text:p>
      <text:p text:style-name="P15">vector-add (memory): <text:tab/><text:tab/> <text:s/>= 0.00910407 seconds</text:p>
      <text:p text:style-name="P15">GPU Total time (kernel + memory): <text:tab/><text:tab/> <text:s/>= 0.00536685 seconds</text:p>
      <text:p text:style-name="P15">results OK!</text:p>
      <text:p text:style-name="P15"/>
      <text:p text:style-name="P15">2) Multiplication:</text:p>
      <text:p text:style-name="P15"/>
      <text:p text:style-name="P16"><text:tab/>Adding two vectors of 655360 integer elements.</text:p>
      <text:p text:style-name="P16">vector-add (sequential): <text:tab/><text:tab/> <text:s/>= 0.00246406 seconds</text:p>
      <text:p text:style-name="P16">vector-add (kernel): <text:tab/><text:tab/> <text:s/>= 0.00032032 seconds</text:p>
      <text:p text:style-name="P16">vector-add (memory): <text:tab/><text:tab/> <text:s/>= 0.00588623 seconds</text:p>
      <text:p text:style-name="P16">GPU Total time (kernel + memory): <text:tab/><text:tab/> <text:s/>= 0.00350761 seconds</text:p>
      <text:p text:style-name="P16">results OK!</text:p>
      <text:p text:style-name="P16"/>
      <text:p text:style-name="P17"><text:span text:style-name="T17">3) <text:s/>Division:</text:span></text:p>
      <text:p text:style-name="P17"/>
      <text:p text:style-name="P17"><text:tab/>Adding two vectors of 655360 integer elements.</text:p>
      <text:p text:style-name="P17">vector-add (sequential): <text:tab/><text:tab/> <text:s/>= 0.00253355 seconds</text:p>
      <text:p text:style-name="P17">vector-add (kernel): <text:tab/><text:tab/> <text:s/>= 0.000284774 seconds</text:p>
      <text:p text:style-name="P17">vector-add (memory): <text:tab/><text:tab/> <text:s/>= 0.00559786 seconds</text:p>
      <text:p text:style-name="P17">GPU Total time (kernel + memory): <text:tab/><text:tab/> <text:s/>= 0.00331905 seconds</text:p>
      <text:p text:style-name="P17">results OK!</text:p>
      <text:p text:style-name="P17"/>
      <text:p text:style-name="P18">e. </text:p>
      <text:p text:style-name="P18"/>
      <text:p text:style-name="P21">n: 655360</text:p>
      <text:p text:style-name="P19">vector-add.cu:</text:p>
      <text:p text:style-name="P19">(655360/1024 x 1024)</text:p>
      <text:p text:style-name="P19"/>
      <text:p text:style-name="P19">vector-add (sequential): <text:tab/><text:tab/> <text:s/>= 0.00268838 seconds</text:p>
      <text:p text:style-name="P19">vector-add (kernel): <text:tab/><text:tab/> <text:s/>= 0.000355483 seconds</text:p>
      <text:p text:style-name="P19">vector-add (memory): <text:tab/><text:tab/> <text:s/>= 0.00638597 seconds</text:p>
      <text:p text:style-name="P19">GPU Total time (kernel + memory): <text:tab/><text:tab/> <text:s/>= 0.00380714 seconds</text:p>
      <text:p text:style-name="P19">results OK!</text:p>
      <text:p text:style-name="P19"/>
      <text:p text:style-name="P19">Vector-add-events.cu:</text:p>
      <text:p text:style-name="P19">(655360/1024 x 1024)</text:p>
      <text:p text:style-name="P19"/>
      <text:p text:style-name="P19">kernel invocation took <text:tab/><text:tab/>0.178432 milliseconds</text:p>
      <text:p text:style-name="P19">vector-add (CUDA, total): <text:tab/><text:tab/> <text:s/>= <text:s/>0.163303 seconds</text:p>
      <text:p text:style-name="P19">results OK!</text:p>
      <text:p text:style-name="P19"/>
      <text:p text:style-name="P19"><text:soft-page-break/></text:p>
      <text:p text:style-name="P21">N: 65536</text:p>
      <text:p text:style-name="P21"/>
      <text:p text:style-name="P21">vector-add (sequential): <text:tab/><text:tab/> <text:s/>= 0.000179734 seconds</text:p>
      <text:p text:style-name="P21">vector-add (kernel): <text:tab/><text:tab/> <text:s/>= 0.000159233 seconds</text:p>
      <text:p text:style-name="P21">vector-add (memory): <text:tab/><text:tab/> <text:s/>= 0.000583113 seconds</text:p>
      <text:p text:style-name="P21">GPU Total time (kernel + memory): <text:tab/><text:tab/> <text:s/>= 0.000448573 seconds</text:p>
      <text:p text:style-name="P21">results OK!</text:p>
      <text:p text:style-name="P21"/>
      <text:p text:style-name="P21"/>
      <text:p text:style-name="P20">kernel invocation took <text:tab/><text:tab/>0.126176 milliseconds</text:p>
      <text:p text:style-name="P20">vector-add (CUDA, total): <text:tab/><text:tab/> <text:s/>= <text:s/>0.260998 seconds</text:p>
      <text:p text:style-name="P20">results OK!</text:p>
      <text:p text:style-name="P20"/>
      <text:p text:style-name="P22">N: <text:span text:style-name="T18">1000000</text:span></text:p>
      <text:p text:style-name="P22"/>
      <text:p text:style-name="P23">Adding two vectors of 1000000 integer elements.</text:p>
      <text:p text:style-name="P23">vector-add (sequential): <text:tab/><text:tab/> <text:s/>= 0.00339652 seconds</text:p>
      <text:p text:style-name="P23">vector-add (kernel): <text:tab/><text:tab/> <text:s/>= 0.000353746 seconds</text:p>
      <text:p text:style-name="P23">vector-add (memory): <text:tab/><text:tab/> <text:s/>= 0.00778558 seconds</text:p>
      <text:p text:style-name="P23">GPU Total time (kernel + memory): <text:tab/><text:tab/> <text:s/>= 0.00458828 seconds</text:p>
      <text:p text:style-name="P23">results OK!</text:p>
      <text:p text:style-name="P23"/>
      <text:p text:style-name="P23">kernel invocation took <text:tab/><text:tab/>0.213984 milliseconds</text:p>
      <text:p text:style-name="P23">vector-add (CUDA, total): <text:tab/><text:tab/> <text:s/>= <text:s/>0.208557 seconds</text:p>
      <text:p text:style-name="P23">results OK!</text:p>
      <text:p text:style-name="P23"/>
      <text:p text:style-name="P23"><text:span text:style-name="T11">A problem with using host-device synchronization points, such as </text:span><text:a xlink:type="simple" xlink:href="http://docs.nvidia.com/cuda/cuda-runtime-api/index.html#group__CUDART__DEVICE_1g32bdc6229081137acd3cba5da2897779" office:target-frame-name="_blank" xlink:show="new" text:style-name="Internet_20_link" text:visited-style-name="Visited_20_Internet_20_Link"><text:span text:style-name="Source_20_Text">cudaDeviceSynchronize</text:span></text:a><text:span text:style-name="Source_20_Text">()</text:span><text:span text:style-name="T11">, is that they stall the GPU pipeline. For this reason, CUDA offers a relatively light-weight alternative to CPU timers via the </text:span><text:a xlink:type="simple" xlink:href="http://docs.nvidia.com/cuda/cuda-runtime-api/index.html#group__CUDART__EVENT" office:target-frame-name="_blank" xlink:show="new" text:style-name="Internet_20_link" text:visited-style-name="Visited_20_Internet_20_Link">CUDA event API</text:a><text:span text:style-name="T11">.</text:span></text:p>
      <text:p text:style-name="P23"><text:span text:style-name="T11"/></text:p>
      <text:p text:style-name="P23"><text:a xlink:type="simple" xlink:href="https://devblogs.nvidia.com/how-implement-performance-metrics-cuda-cc/" text:style-name="Internet_20_link" text:visited-style-name="Visited_20_Internet_20_Link"><text:span text:style-name="T11">https://devblogs.nvidia.com/how-implement-performance-metrics-cuda-cc/</text:span></text:a></text:p>
      <text:p text:style-name="P23"/>
      <text:p text:style-name="P23"/>
      <text:p text:style-name="P23">*** <text:span text:style-name="T19">use if(i &lt; n) in vector-add...</text:span></text:p>
      <text:p text:style-name="P23"/>
      <text:p text:style-name="P24">f. <text:s text:c="2"/><text:span text:style-name="T20">Streams are sequence of operations that will execute in order in the GPU. (memory transfers, kernel launches, etc).</text:span></text:p>
      <text:p text:style-name="P25">Is these operations are launched in different streams, then it can be executed concurently with blocking and speeds up the program.</text:p>
      <text:p text:style-name="P25"/>
      <text:p text:style-name="P25">Default stream = Synchronizing stream</text:p>
      <text:p text:style-name="P25">• No operation in the default stream can begin until all previously</text:p>
      <text:p text:style-name="P25">issued operations in any stream on the device have completed.</text:p>
      <text:p text:style-name="P25">• An operation in the default stream must complete before any other</text:p>
      <text:p text:style-name="P25">operation in any stream on the device can begin.</text:p>
      <text:p text:style-name="P25"/>
      <text:p text:style-name="P26">Pipelining computation and communication: slide 105</text:p>
      <text:p text:style-name="P26"/>
      <text:p text:style-name="P26"/>
      <text:p text:style-name="P26"/>
      <text:p text:style-name="P27"><text:soft-page-break/>Streams: (655360 x 512)</text:p>
      <text:p text:style-name="P26">Adding two vectors of 655360 integer elements.</text:p>
      <text:p text:style-name="P26">vector-add (sequential): <text:tab/><text:tab/> <text:s/>= 0.00250825 seconds</text:p>
      <text:p text:style-name="P26">vector-add (kernel): <text:tab/><text:tab/> <text:s/>= 0.000777531 seconds</text:p>
      <text:p text:style-name="P26">vector-add (memory): <text:tab/><text:tab/> <text:s/>= 0.00602117 seconds</text:p>
      <text:p text:style-name="P26">vector-add (total) : <text:tab/><text:tab/> <text:s/>= 0.0068037 seconds</text:p>
      <text:p text:style-name="P26">Overall sequential: <text:tab/><text:tab/> <text:s/>= 0.00256906 seconds</text:p>
      <text:p text:style-name="P26">Overall CUDA: <text:tab/><text:tab/> <text:s/>= <text:s text:c="2"/>0.22451 seconds</text:p>
      <text:p text:style-name="P26">results OK!</text:p>
      <text:p text:style-name="P26"/>
      <text:p text:style-name="P27">Normal: (655360 x 512)</text:p>
      <text:p text:style-name="P27"/>
      <text:p text:style-name="P12">Adding two vectors of 655360 integer elements.</text:p>
      <text:p text:style-name="P12">vector-add (sequential): <text:tab/><text:tab/> <text:s/>= 0.00255225 seconds</text:p>
      <text:p text:style-name="P12">vector-add (kernel): <text:tab/><text:tab/> <text:s/>= 0.000303381 seconds</text:p>
      <text:p text:style-name="P12">vector-add (memory): <text:tab/><text:tab/> <text:s/>= 0.00607753 seconds</text:p>
      <text:p text:style-name="P12">GPU Total time (kernel + memory): <text:tab/><text:tab/> <text:s/>= 0.00355644 seconds</text:p>
      <text:p text:style-name="P12">results OK!</text:p>
      <text:p text:style-name="P12"/>
      <text:p text:style-name="P28">Normal outperforms Streams..</text:p>
      <text:p text:style-name="P28"/>
      <text:p text:style-name="P28">Fix: Comment cudaDeviceSynchronize as it blocks all the executed kernel streams till the last kernel stream is executed, and then continues with the device to host mem copy.</text:p>
      <text:p text:style-name="P28"/>
      <text:p text:style-name="P28">Adding two vectors of 655360 integer elements.</text:p>
      <text:p text:style-name="P28">vector-add (sequential): <text:tab/><text:tab/> <text:s/>= 0.00198011 seconds</text:p>
      <text:p text:style-name="P28">vector-add (kernel): <text:tab/><text:tab/> <text:s/>= 0.000230127 seconds</text:p>
      <text:p text:style-name="P28">vector-add (memory): <text:tab/><text:tab/> <text:s/>= 0.00518092 seconds</text:p>
      <text:p text:style-name="P28">vector-add (total) : <text:tab/><text:tab/> <text:s/>= 0.00541717 seconds</text:p>
      <text:p text:style-name="P28">Overall sequential: <text:tab/><text:tab/> <text:s/>= 0.00202566 seconds</text:p>
      <text:p text:style-name="P28">Overall CUDA: <text:tab/><text:tab/> <text:s/>= <text:s/>0.138584 seconds</text:p>
      <text:p text:style-name="P28">results OK!</text:p>
      <text:p text:style-name="P28"/>
      <text:p text:style-name="P28">(Think other ways to improve performance for this code too)…</text:p>
      <text:p text:style-name="P28"/>
      <text:p text:style-name="P28"/>
      <text:p text:style-name="P28"/>
      <text:p text:style-name="P28"/>
      <text:p text:style-name="P28">Exercise 2:</text:p>
      <text:p text:style-name="P28"/>
      <text:p text:style-name="P29">n: 256</text:p>
      <text:p text:style-name="P29"/>
      <text:p text:style-name="P29">ThreadBlockSize: 32</text:p>
      <text:p text:style-name="P29"/>
      <text:p text:style-name="P29">Iteratively transform vector A with vector B of 256 integer elements.</text:p>
      <text:p text:style-name="P29">vector-transform (sequential): <text:tab/><text:tab/> <text:s/>= 2.20265e-06 seconds</text:p>
      <text:p text:style-name="P29">vector-transform (kernel): <text:tab/><text:tab/> <text:s/>= 0.000273975 seconds</text:p>
      <text:p text:style-name="P29">vector-transform (memory): <text:tab/><text:tab/> <text:s/>= 0.000144505 seconds</text:p>
      <text:p text:style-name="P29">results OK!</text:p>
      <text:p text:style-name="P29"/>
      <text:p text:style-name="P29">ThreadBlockSize: 64</text:p>
      <text:p text:style-name="P29"/>
      <text:p text:style-name="P29"><text:soft-page-break/>Iteratively transform vector A with vector B of 256 integer elements.</text:p>
      <text:p text:style-name="P29">vector-transform (sequential): <text:tab/><text:tab/> <text:s/>= 1.87459e-06 seconds</text:p>
      <text:p text:style-name="P29">vector-transform (kernel): <text:tab/><text:tab/> <text:s/>= 0.000275911 seconds</text:p>
      <text:p text:style-name="P29">vector-transform (memory): <text:tab/><text:tab/> <text:s/>= 0.000129541 seconds</text:p>
      <text:p text:style-name="P29">results OK!</text:p>
      <text:p text:style-name="P29"/>
      <text:p text:style-name="P29">ThreadBlockSize: 128</text:p>
      <text:p text:style-name="P29"/>
      <text:p text:style-name="P29">Iteratively transform vector A with vector B of 256 integer elements.</text:p>
      <text:p text:style-name="P29">vector-transform (sequential): <text:tab/><text:tab/> <text:s/>= 1.95505e-06 seconds</text:p>
      <text:p text:style-name="P29">vector-transform (kernel): <text:tab/><text:tab/> <text:s/>= 0.000199474 seconds</text:p>
      <text:p text:style-name="P29">vector-transform (memory): <text:tab/><text:tab/> <text:s/>= 0.000111623 seconds</text:p>
      <text:p text:style-name="P29">results OK!</text:p>
      <text:p text:style-name="P29"/>
      <text:p text:style-name="P30">ThreadBlockSize: 256</text:p>
      <text:p text:style-name="P30"/>
      <text:p text:style-name="P30">Iteratively transform vector A with vector B of 256 integer elements.</text:p>
      <text:p text:style-name="P30">vector-transform (sequential): <text:tab/><text:tab/> <text:s/>= 1.7901e-06 seconds</text:p>
      <text:p text:style-name="P30">vector-transform (kernel): <text:tab/><text:tab/> <text:s/>= 0.000240299 seconds</text:p>
      <text:p text:style-name="P30">vector-transform (memory): <text:tab/><text:tab/> <text:s/>= 9.07916e-05 seconds</text:p>
      <text:p text:style-name="P30">results OK!</text:p>
      <text:p text:style-name="P30"/>
      <text:p text:style-name="P30">N: 1024</text:p>
      <text:p text:style-name="P30"/>
      <text:p text:style-name="P30">threadBlockSize: 32</text:p>
      <text:p text:style-name="P30"/>
      <text:p text:style-name="P30">Iteratively transform vector A with vector B of 1024 integer elements.</text:p>
      <text:p text:style-name="P30">vector-transform (sequential): <text:tab/><text:tab/> <text:s/>= 6.76209e-06 seconds</text:p>
      <text:p text:style-name="P30">vector-transform (kernel): <text:tab/><text:tab/> <text:s/>= 0.000256049 seconds</text:p>
      <text:p text:style-name="P30">vector-transform (memory): <text:tab/><text:tab/> <text:s/>= 0.000141776 seconds</text:p>
      <text:p text:style-name="P30">results OK!</text:p>
      <text:p text:style-name="P30"/>
      <text:p text:style-name="P30">ThreadBlockSize: 64</text:p>
      <text:p text:style-name="P30"/>
      <text:p text:style-name="P30">Iteratively transform vector A with vector B of 1024 integer elements.</text:p>
      <text:p text:style-name="P30">vector-transform (sequential): <text:tab/><text:tab/> <text:s/>= 6.99775e-06 seconds</text:p>
      <text:p text:style-name="P30">vector-transform (kernel): <text:tab/><text:tab/> <text:s/>= 0.000261169 seconds</text:p>
      <text:p text:style-name="P30">vector-transform (memory): <text:tab/><text:tab/> <text:s/>= 0.000135163 seconds</text:p>
      <text:p text:style-name="P30">results OK!</text:p>
      <text:p text:style-name="P30"/>
      <text:p text:style-name="P30">ThreadBlockSize: 128</text:p>
      <text:p text:style-name="P30"/>
      <text:p text:style-name="P30">Iteratively transform vector A with vector B of 1024 integer elements.</text:p>
      <text:p text:style-name="P30">vector-transform (sequential): <text:tab/><text:tab/> <text:s/>= 7.91022e-06 seconds</text:p>
      <text:p text:style-name="P30">vector-transform (kernel): <text:tab/><text:tab/> <text:s/>= 0.000406865 seconds</text:p>
      <text:p text:style-name="P30">vector-transform (memory): <text:tab/><text:tab/> <text:s/>= 0.000205096 seconds</text:p>
      <text:p text:style-name="P30">results OK!</text:p>
      <text:p text:style-name="P30"/>
      <text:p text:style-name="P30">ThreadBlockSize: 256</text:p>
      <text:p text:style-name="P30"/>
      <text:p text:style-name="P30">Iteratively transform vector A with vector B of 1024 integer elements.</text:p>
      <text:p text:style-name="P30">vector-transform (sequential): <text:tab/><text:tab/> <text:s/>= 4.85407e-06 seconds</text:p>
      <text:p text:style-name="P30"><text:soft-page-break/>vector-transform (kernel): <text:tab/><text:tab/> <text:s/>= 0.000192896 seconds</text:p>
      <text:p text:style-name="P30">vector-transform (memory): <text:tab/><text:tab/> <text:s/>= 9.60534e-05 seconds</text:p>
      <text:p text:style-name="P30">results OK!</text:p>
      <text:p text:style-name="P30"/>
      <text:p text:style-name="P30">ThreadBlockSize: 512:</text:p>
      <text:p text:style-name="P30"/>
      <text:p text:style-name="P30">Iteratively transform vector A with vector B of 1024 integer elements.</text:p>
      <text:p text:style-name="P30">vector-transform (sequential): <text:tab/><text:tab/> <text:s/>= 4.70292e-06 seconds</text:p>
      <text:p text:style-name="P30">vector-transform (kernel): <text:tab/><text:tab/> <text:s/>= 0.000156334 seconds</text:p>
      <text:p text:style-name="P30">vector-transform (memory): <text:tab/><text:tab/> <text:s/>= 8.85299e-05 seconds</text:p>
      <text:p text:style-name="P30">results OK!</text:p>
      <text:p text:style-name="P30"/>
      <text:p text:style-name="P30">ThreadBlockSize: 1024:</text:p>
      <text:p text:style-name="P30"/>
      <text:p text:style-name="P30">Iteratively transform vector A with vector B of 1024 integer elements.</text:p>
      <text:p text:style-name="P30">vector-transform (sequential): <text:tab/><text:tab/> <text:s/>= 3.94115e-06 seconds</text:p>
      <text:p text:style-name="P30">vector-transform (kernel): <text:tab/><text:tab/> <text:s/>= 0.000143382 seconds</text:p>
      <text:p text:style-name="P30">vector-transform (memory): <text:tab/><text:tab/> <text:s/>= 7.72616e-05 seconds</text:p>
      <text:p text:style-name="P30">results OK!</text:p>
      <text:p text:style-name="P30"/>
      <text:p text:style-name="P31">N: 65536:</text:p>
      <text:p text:style-name="P31"/>
      <text:p text:style-name="P31">threadBlockSize: 32</text:p>
      <text:p text:style-name="P28"/>
      <text:p text:style-name="P26">Iteratively transform vector A with vector B of 65536 integer elements.</text:p>
      <text:p text:style-name="P26">vector-transform (sequential): <text:tab/><text:tab/> <text:s/>= 0.000243544 seconds</text:p>
      <text:p text:style-name="P26">vector-transform (kernel): <text:tab/><text:tab/> <text:s/>= 0.000180498 seconds</text:p>
      <text:p text:style-name="P26">vector-transform (memory): <text:tab/><text:tab/> <text:s/>= 0.00052513 seconds</text:p>
      <text:p text:style-name="P26">results OK!</text:p>
      <text:p text:style-name="P26"/>
      <text:p text:style-name="P32">ThreadBlockSize: 64</text:p>
      <text:p text:style-name="P32"/>
      <text:p text:style-name="P32">Iteratively transform vector A with vector B of 65536 integer elements.</text:p>
      <text:p text:style-name="P32">vector-transform (sequential): <text:tab/><text:tab/> <text:s/>= 0.000414051 seconds</text:p>
      <text:p text:style-name="P32">vector-transform (kernel): <text:tab/><text:tab/> <text:s/>= 0.000279375 seconds</text:p>
      <text:p text:style-name="P32">vector-transform (memory): <text:tab/><text:tab/> <text:s/>= 0.000930864 seconds</text:p>
      <text:p text:style-name="P32">results OK!</text:p>
      <text:p text:style-name="P32"/>
      <text:p text:style-name="P32">ThreadBlockSize: 128</text:p>
      <text:p text:style-name="P32"/>
      <text:p text:style-name="P32">Iteratively transform vector A with vector B of 65536 integer elements.</text:p>
      <text:p text:style-name="P32">vector-transform (sequential): <text:tab/><text:tab/> <text:s/>= 0.000362849 seconds</text:p>
      <text:p text:style-name="P32">vector-transform (kernel): <text:tab/><text:tab/> <text:s/>= 0.000257029 seconds</text:p>
      <text:p text:style-name="P32">vector-transform (memory): <text:tab/><text:tab/> <text:s/>= 0.000781607 seconds</text:p>
      <text:p text:style-name="P32">results OK!</text:p>
      <text:p text:style-name="P32"/>
      <text:p text:style-name="P32">ThreadBlockSize: 256</text:p>
      <text:p text:style-name="P32"/>
      <text:p text:style-name="P32">Iteratively transform vector A with vector B of 65536 integer elements.</text:p>
      <text:p text:style-name="P32">vector-transform (sequential): <text:tab/><text:tab/> <text:s/>= 0.000339411 seconds</text:p>
      <text:p text:style-name="P32">vector-transform (kernel): <text:tab/><text:tab/> <text:s/>= 0.000214556 seconds</text:p>
      <text:p text:style-name="P32">vector-transform (memory): <text:tab/><text:tab/> <text:s/>= 0.000735032 seconds</text:p>
      <text:p text:style-name="P32"><text:soft-page-break/>results OK!</text:p>
      <text:p text:style-name="P32"/>
      <text:p text:style-name="P32">ThreadBlockSize: 512</text:p>
      <text:p text:style-name="P32"/>
      <text:p text:style-name="P32">Iteratively transform vector A with vector B of 65536 integer elements.</text:p>
      <text:p text:style-name="P32">vector-transform (sequential): <text:tab/><text:tab/> <text:s/>= 0.000310665 seconds</text:p>
      <text:p text:style-name="P32">vector-transform (kernel): <text:tab/><text:tab/> <text:s/>= 0.0002018 seconds</text:p>
      <text:p text:style-name="P32">vector-transform (memory): <text:tab/><text:tab/> <text:s/>= 0.000681802 seconds</text:p>
      <text:p text:style-name="P32">results OK!</text:p>
      <text:p text:style-name="P32"/>
      <text:p text:style-name="P33">ThreadBlockSize: 1024</text:p>
      <text:p text:style-name="P33"/>
      <text:p text:style-name="P33">Iteratively transform vector A with vector B of 65536 integer elements.</text:p>
      <text:p text:style-name="P33">vector-transform (sequential): <text:tab/><text:tab/> <text:s/>= 0.000316664 seconds</text:p>
      <text:p text:style-name="P33">vector-transform (kernel): <text:tab/><text:tab/> <text:s/>= 0.000198047 seconds</text:p>
      <text:p text:style-name="P33">vector-transform (memory): <text:tab/><text:tab/> <text:s/>= 0.000686694 seconds</text:p>
      <text:p text:style-name="P33">results OK!</text:p>
      <text:p text:style-name="P33"/>
      <text:p text:style-name="P33">N: 655360</text:p>
      <text:p text:style-name="P33"/>
      <text:p text:style-name="P33">threadBlockSize: 32</text:p>
      <text:p text:style-name="P33"/>
      <text:p text:style-name="P33">Iteratively transform vector A with vector B of 655360 integer elements.</text:p>
      <text:p text:style-name="P33">vector-transform (sequential): <text:tab/><text:tab/> <text:s/>= 0.00404085 seconds</text:p>
      <text:p text:style-name="P33">vector-transform (kernel): <text:tab/><text:tab/> <text:s/>= 0.000416846 seconds</text:p>
      <text:p text:style-name="P33">vector-transform (memory): <text:tab/><text:tab/> <text:s/>= 0.00615482 seconds</text:p>
      <text:p text:style-name="P33">results OK!</text:p>
      <text:p text:style-name="P33"/>
      <text:p text:style-name="P33">ThreadBlockSize: 64</text:p>
      <text:p text:style-name="P33"/>
      <text:p text:style-name="P33">Iteratively transform vector A with vector B of 655360 integer elements.</text:p>
      <text:p text:style-name="P33">vector-transform (sequential): <text:tab/><text:tab/> <text:s/>= 0.00424244 seconds</text:p>
      <text:p text:style-name="P33">vector-transform (kernel): <text:tab/><text:tab/> <text:s/>= 0.000431458 seconds</text:p>
      <text:p text:style-name="P33">vector-transform (memory): <text:tab/><text:tab/> <text:s/>= 0.00661484 seconds</text:p>
      <text:p text:style-name="P33">results OK!</text:p>
      <text:p text:style-name="P33"/>
      <text:p text:style-name="P33">ThreadBlockSize: 128</text:p>
      <text:p text:style-name="P33"/>
      <text:p text:style-name="P33">Iteratively transform vector A with vector B of 655360 integer elements.</text:p>
      <text:p text:style-name="P33">vector-transform (sequential): <text:tab/><text:tab/> <text:s/>= 0.00387514 seconds</text:p>
      <text:p text:style-name="P33">vector-transform (kernel): <text:tab/><text:tab/> <text:s/>= 0.000376603 seconds</text:p>
      <text:p text:style-name="P33">vector-transform (memory): <text:tab/><text:tab/> <text:s/>= 0.0061457 seconds</text:p>
      <text:p text:style-name="P33">results OK!</text:p>
      <text:p text:style-name="P33"/>
      <text:p text:style-name="P33">ThreadBlockSize: 256</text:p>
      <text:p text:style-name="P33"/>
      <text:p text:style-name="P33"/>
      <text:p text:style-name="P33">Iteratively transform vector A with vector B of 655360 integer elements.</text:p>
      <text:p text:style-name="P33">vector-transform (sequential): <text:tab/><text:tab/> <text:s/>= 0.00339217 seconds</text:p>
      <text:p text:style-name="P33">vector-transform (kernel): <text:tab/><text:tab/> <text:s/>= 0.000325405 seconds</text:p>
      <text:p text:style-name="P33">vector-transform (memory): <text:tab/><text:tab/> <text:s/>= 0.00532923 seconds</text:p>
      <text:p text:style-name="P33">results OK!</text:p>
      <text:p text:style-name="P33"><text:soft-page-break/></text:p>
      <text:p text:style-name="P33">ThreadBlockSize: 512</text:p>
      <text:p text:style-name="P33"/>
      <text:p text:style-name="P33">Iteratively transform vector A with vector B of 655360 integer elements.</text:p>
      <text:p text:style-name="P33">vector-transform (sequential): <text:tab/><text:tab/> <text:s/>= 0.00400288 seconds</text:p>
      <text:p text:style-name="P33">vector-transform (kernel): <text:tab/><text:tab/> <text:s/>= 0.000389424 seconds</text:p>
      <text:p text:style-name="P33">vector-transform (memory): <text:tab/><text:tab/> <text:s/>= 0.0063006 seconds</text:p>
      <text:p text:style-name="P33">results OK!</text:p>
      <text:p text:style-name="P33"/>
      <text:p text:style-name="P34">ThreadBlockSize: 1024</text:p>
      <text:p text:style-name="P34"/>
      <text:p text:style-name="P34">Iteratively transform vector A with vector B of 655360 integer elements.</text:p>
      <text:p text:style-name="P34">vector-transform (sequential): <text:tab/><text:tab/> <text:s/>= 0.00385165 seconds</text:p>
      <text:p text:style-name="P34">vector-transform (kernel): <text:tab/><text:tab/> <text:s/>= 0.000374161 seconds</text:p>
      <text:p text:style-name="P34">vector-transform (memory): <text:tab/><text:tab/> <text:s/>= 0.00606619 seconds</text:p>
      <text:p text:style-name="P34">results OK!</text:p>
      <text:p text:style-name="P34"/>
      <text:p text:style-name="P34">N: 1000000</text:p>
      <text:p text:style-name="P34"/>
      <text:p text:style-name="P35">threadBlockSize: 32</text:p>
      <text:p text:style-name="P35"/>
      <text:p text:style-name="P35">Iteratively transform vector A with vector B of 1000000 integer elements.</text:p>
      <text:p text:style-name="P35">vector-transform (sequential): <text:tab/><text:tab/> <text:s/>= 0.00726742 seconds</text:p>
      <text:p text:style-name="P35">vector-transform (kernel): <text:tab/><text:tab/> <text:s/>= 0.000623692 seconds</text:p>
      <text:p text:style-name="P35">vector-transform (memory): <text:tab/><text:tab/> <text:s/>= 0.0104011 seconds</text:p>
      <text:p text:style-name="P35">results OK!</text:p>
      <text:p text:style-name="P35"/>
      <text:p text:style-name="P35">ThreadBlockSize: 64</text:p>
      <text:p text:style-name="P35"/>
      <text:p text:style-name="P35">Iteratively transform vector A with vector B of 1000000 integer elements.</text:p>
      <text:p text:style-name="P35">vector-transform (sequential): <text:tab/><text:tab/> <text:s/>= 0.00439174 seconds</text:p>
      <text:p text:style-name="P35">vector-transform (kernel): <text:tab/><text:tab/> <text:s/>= 0.000354153 seconds</text:p>
      <text:p text:style-name="P35">vector-transform (memory): <text:tab/><text:tab/> <text:s/>= 0.00628542 seconds</text:p>
      <text:p text:style-name="P35">results OK!</text:p>
      <text:p text:style-name="P35"/>
      <text:p text:style-name="P36">(added 977 x 1024) with if in kernel</text:p>
      <text:p text:style-name="P36"/>
      <text:p text:style-name="P36">Iteratively transform vector A with vector B of 1000000 integer elements.</text:p>
      <text:p text:style-name="P36">vector-transform (sequential): <text:tab/><text:tab/> <text:s/>= 0.00457412 seconds</text:p>
      <text:p text:style-name="P36">vector-transform (kernel): <text:tab/><text:tab/> <text:s/>= 0.000365653 seconds</text:p>
      <text:p text:style-name="P36">vector-transform (memory): <text:tab/><text:tab/> <text:s/>= 0.0067081 seconds</text:p>
      <text:p text:style-name="P36">results OK!</text:p>
      <text:p text:style-name="P34"/>
      <text:p text:style-name="P34"/>
      <text:p text:style-name="P37">3. A Cryptography Example</text:p>
      <text:p text:style-name="P37"/>
      <text:p text:style-name="P38">Filesize: 8K</text:p>
      <text:p text:style-name="P38"/>
      <text:p text:style-name="P38">The entire file content is in memory.</text:p>
      <text:p text:style-name="P38">Encrypting a file of 4986 characters.</text:p>
      <text:p text:style-name="P38">Encryption (sequential): <text:tab/><text:tab/>0.000001 seconds.</text:p>
      <text:p text:style-name="P38">The entire file content was written to file.</text:p>
      <text:p text:style-name="P38"><text:soft-page-break/>Encrypt (kernel): <text:tab/><text:tab/>0.000186 seconds.</text:p>
      <text:p text:style-name="P38">Encrypt (memory): <text:tab/><text:tab/>0.000080 seconds.</text:p>
      <text:p text:style-name="P38">The entire file content was written to file.</text:p>
      <text:p text:style-name="P38">The entire file content is in memory.</text:p>
      <text:p text:style-name="P38">Decrypting a file of 4986characters</text:p>
      <text:p text:style-name="P38">Decryption (sequential): <text:tab/><text:tab/>0.000001 seconds.</text:p>
      <text:p text:style-name="P38">The entire file content was written to file.</text:p>
      <text:p text:style-name="P38">Blocks: 10</text:p>
      <text:p text:style-name="P38">Decrypt (kernel): <text:tab/><text:tab/>0.000029 seconds.</text:p>
      <text:p text:style-name="P38">Decrypt (memory): <text:tab/><text:tab/>0.000043 seconds.</text:p>
      <text:p text:style-name="P38">The entire file content was written to file.</text:p>
      <text:p text:style-name="P38"/>
      <text:p text:style-name="P38"/>
      <text:p text:style-name="P32"/>
      <text:p text:style-name="P39">FileSize: 24K</text:p>
      <text:p text:style-name="P39"/>
      <text:p text:style-name="P39">The entire file content is in memory.</text:p>
      <text:p text:style-name="P39">Encrypting a file of 21163 characters.</text:p>
      <text:p text:style-name="P39">Encryption (sequential): <text:tab/><text:tab/>0.000018 seconds.</text:p>
      <text:p text:style-name="P39">The entire file content was written to file.</text:p>
      <text:p text:style-name="P39">Encrypt (kernel): <text:tab/><text:tab/>0.000167 seconds.</text:p>
      <text:p text:style-name="P39">Encrypt (memory): <text:tab/><text:tab/>0.000089 seconds.</text:p>
      <text:p text:style-name="P39">The entire file content was written to file.</text:p>
      <text:p text:style-name="P39">The entire file content is in memory.</text:p>
      <text:p text:style-name="P39">Decrypting a file of 21163characters</text:p>
      <text:p text:style-name="P39">Decryption (sequential): <text:tab/><text:tab/>0.000002 seconds.</text:p>
      <text:p text:style-name="P39">The entire file content was written to file.</text:p>
      <text:p text:style-name="P39">Blocks: 42</text:p>
      <text:p text:style-name="P39">Decrypt (kernel): <text:tab/><text:tab/>0.000028 seconds.</text:p>
      <text:p text:style-name="P39">Decrypt (memory): <text:tab/><text:tab/>0.000055 seconds.</text:p>
      <text:p text:style-name="P39">The entire file content was written to file.</text:p>
      <text:p text:style-name="P26"/>
      <text:p text:style-name="P39">FileSize: 60K</text:p>
      <text:p text:style-name="P39"/>
      <text:p text:style-name="P39">The entire file content is in memory.</text:p>
      <text:p text:style-name="P39">Encrypting a file of 57435 characters.</text:p>
      <text:p text:style-name="P39">Encryption (sequential): <text:tab/><text:tab/>0.000043 seconds.</text:p>
      <text:p text:style-name="P39">The entire file content was written to file.</text:p>
      <text:p text:style-name="P39">Encrypt (kernel): <text:tab/><text:tab/>0.000158 seconds.</text:p>
      <text:p text:style-name="P39">Encrypt (memory): <text:tab/><text:tab/>0.000120 seconds.</text:p>
      <text:p text:style-name="P39">The entire file content was written to file.</text:p>
      <text:p text:style-name="P39">The entire file content is in memory.</text:p>
      <text:p text:style-name="P39">Decrypting a file of 57435characters</text:p>
      <text:p text:style-name="P39">Decryption (sequential): <text:tab/><text:tab/>0.000006 seconds.</text:p>
      <text:p text:style-name="P39">The entire file content was written to file.</text:p>
      <text:p text:style-name="P39">Blocks: 113</text:p>
      <text:p text:style-name="P39">Decrypt (kernel): <text:tab/><text:tab/>0.000026 seconds.</text:p>
      <text:p text:style-name="P39">Decrypt (memory): <text:tab/><text:tab/>0.000079 seconds.</text:p>
      <text:p text:style-name="P39">The entire file content was written to file.</text:p>
      <text:p text:style-name="P17"/>
      <text:p text:style-name="P17"/>
      <text:p text:style-name="P17"><text:tab/><text:tab/></text:p>
      <text:p text:style-name="P10"><text:soft-page-break/><text:tab/><text:span text:style-name="T21">FileSize: 76K</text:span></text:p>
      <text:p text:style-name="P10"/>
      <text:p text:style-name="P10"/>
      <text:p text:style-name="P6">The entire file content is in memory.</text:p>
      <text:p text:style-name="P6">Encrypting a file of 75602 characters.</text:p>
      <text:p text:style-name="P6">Encryption (sequential): <text:tab/><text:tab/>0.000049 seconds.</text:p>
      <text:p text:style-name="P6">The entire file content was written to file.</text:p>
      <text:p text:style-name="P6">Encrypt (kernel): <text:tab/><text:tab/>0.000175 seconds.</text:p>
      <text:p text:style-name="P6">Encrypt (memory): <text:tab/><text:tab/>0.000174 seconds.</text:p>
      <text:p text:style-name="P6">The entire file content was written to file.</text:p>
      <text:p text:style-name="P6">The entire file content is in memory.</text:p>
      <text:p text:style-name="P6">Decrypting a file of 75602characters</text:p>
      <text:p text:style-name="P6">Decryption (sequential): <text:tab/><text:tab/>0.000020 seconds.</text:p>
      <text:p text:style-name="P6">The entire file content was written to file.</text:p>
      <text:p text:style-name="P6">Blocks: 148</text:p>
      <text:p text:style-name="P6">Decrypt (kernel): <text:tab/><text:tab/>0.000033 seconds.</text:p>
      <text:p text:style-name="P6">Decrypt (memory): <text:tab/><text:tab/>0.000105 seconds.</text:p>
      <text:p text:style-name="P6">The entire file content was written to file.</text:p>
      <text:p text:style-name="P6"/>
      <text:p text:style-name="P39">FileSize: 108K</text:p>
      <text:p text:style-name="P39"/>
      <text:p text:style-name="P39">The entire file content is in memory.</text:p>
      <text:p text:style-name="P39">Encrypting a file of 109005 characters.</text:p>
      <text:p text:style-name="P39">Encryption (sequential): <text:tab/><text:tab/>0.000085 seconds.</text:p>
      <text:p text:style-name="P39">The entire file content was written to file.</text:p>
      <text:p text:style-name="P39">Encrypt (kernel): <text:tab/><text:tab/>0.000161 seconds.</text:p>
      <text:p text:style-name="P39">Encrypt (memory): <text:tab/><text:tab/>0.000172 seconds.</text:p>
      <text:p text:style-name="P39">The entire file content was written to file.</text:p>
      <text:p text:style-name="P39">The entire file content is in memory.</text:p>
      <text:p text:style-name="P39">Decrypting a file of 109005characters</text:p>
      <text:p text:style-name="P39">Decryption (sequential): <text:tab/><text:tab/>0.000010 seconds.</text:p>
      <text:p text:style-name="P39">The entire file content was written to file.</text:p>
      <text:p text:style-name="P39">Blocks: 213</text:p>
      <text:p text:style-name="P39">Decrypt (kernel): <text:tab/><text:tab/>0.000028 seconds.</text:p>
      <text:p text:style-name="P39">Decrypt (memory): <text:tab/><text:tab/>0.000108 seconds.</text:p>
      <text:p text:style-name="P39">The entire file content was written to file.vi</text:p>
      <text:p text:style-name="P6"><text:tab/><text:tab/></text:p>
      <text:p text:style-name="P6"/>
      <text:p text:style-name="P40">FileSize: 148K</text:p>
      <text:p text:style-name="P40"/>
      <text:p text:style-name="P40">The entire file content is in memory.</text:p>
      <text:p text:style-name="P40">Encrypting a file of 148402 characters.</text:p>
      <text:p text:style-name="P40">Encryption (sequential): <text:tab/><text:tab/>0.000080 seconds.</text:p>
      <text:p text:style-name="P40">The entire file content was written to file.</text:p>
      <text:p text:style-name="P40">Encrypt (kernel): <text:tab/><text:tab/>0.000159 seconds.</text:p>
      <text:p text:style-name="P40">Encrypt (memory): <text:tab/><text:tab/>0.000204 seconds.</text:p>
      <text:p text:style-name="P40">The entire file content was written to file.</text:p>
      <text:p text:style-name="P40">The entire file content is in memory.</text:p>
      <text:p text:style-name="P40">Decrypting a file of 148402characters</text:p>
      <text:p text:style-name="P40">Decryption (sequential): <text:tab/><text:tab/>0.000013 seconds.</text:p>
      <text:p text:style-name="P40">The entire file content was written to file.</text:p>
      <text:p text:style-name="P40">Blocks: 290</text:p>
      <text:p text:style-name="P40"><text:soft-page-break/>Decrypt (kernel): <text:tab/><text:tab/>0.000030 seconds.</text:p>
      <text:p text:style-name="P40">Decrypt (memory): <text:tab/><text:tab/>0.000136 seconds.</text:p>
      <text:p text:style-name="P40">The entire file content was written to file.</text:p>
      <text:p text:style-name="P40"/>
      <text:p text:style-name="P40"/>
      <text:p text:style-name="P40">FileSize: 348K</text:p>
      <text:p text:style-name="P40"/>
      <text:p text:style-name="P40">The entire file content is in memory.</text:p>
      <text:p text:style-name="P40">Encrypting a file of 352439 characters.</text:p>
      <text:p text:style-name="P40">Encryption (sequential): <text:tab/><text:tab/>0.000215 seconds.</text:p>
      <text:p text:style-name="P40">The entire file content was written to file.</text:p>
      <text:p text:style-name="P40">Encrypt (kernel): <text:tab/><text:tab/>0.000207 seconds.</text:p>
      <text:p text:style-name="P40">Encrypt (memory): <text:tab/><text:tab/>0.000449 seconds.</text:p>
      <text:p text:style-name="P40">The entire file content was written to file.</text:p>
      <text:p text:style-name="P40">The entire file content is in memory.</text:p>
      <text:p text:style-name="P40">Decrypting a file of 352439characters</text:p>
      <text:p text:style-name="P40">Decryption (sequential): <text:tab/><text:tab/>0.000042 seconds.</text:p>
      <text:p text:style-name="P40">The entire file content was written to file.</text:p>
      <text:p text:style-name="P40">Blocks: 689</text:p>
      <text:p text:style-name="P40">Decrypt (kernel): <text:tab/><text:tab/>0.000059 seconds.</text:p>
      <text:p text:style-name="P40">Decrypt (memory): <text:tab/><text:tab/>0.000331 seconds.</text:p>
      <text:p text:style-name="P40">The entire file content was written to file.</text:p>
      <text:p text:style-name="P40"/>
      <text:p text:style-name="P41">Exercise 4.</text:p>
      <text:p text:style-name="P41"/>
      <text:p text:style-name="P41">FileSize: 4K</text:p>
      <text:p text:style-name="P41"/>
      <text:p text:style-name="P41">The entire file content is in memory.</text:p>
      <text:p text:style-name="P41">Encrypting a file of 80 characters.</text:p>
      <text:p text:style-name="P41">Encryption (sequential): <text:tab/><text:tab/>0.000001 seconds.</text:p>
      <text:p text:style-name="P41">The entire file content was written to file.</text:p>
      <text:p text:style-name="P41">Encrypt (kernel): <text:tab/><text:tab/>0.000211 seconds.</text:p>
      <text:p text:style-name="P41">Encrypt (memory): <text:tab/><text:tab/>0.000081 seconds.</text:p>
      <text:p text:style-name="P41">The entire file content was written to file.</text:p>
      <text:p text:style-name="P41">The entire file content is in memory.</text:p>
      <text:p text:style-name="P41">Decrypting a file of 80characters</text:p>
      <text:p text:style-name="P41">Decryption (sequential): <text:tab/><text:tab/>0.000000 seconds.</text:p>
      <text:p text:style-name="P41">The entire file content was written to file.</text:p>
      <text:p text:style-name="P41">Blocks: 1</text:p>
      <text:p text:style-name="P41">Decrypt (kernel): <text:tab/><text:tab/>0.000030 seconds.</text:p>
      <text:p text:style-name="P41">Decrypt (memory): <text:tab/><text:tab/>0.000053 seconds.</text:p>
      <text:p text:style-name="P41">The entire file content was written to file.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urier New" svg:font-family="'Courier New', monospace, serif"/>
    <style:font-face style:name="DINWebPro" svg:font-family="DINWebPro, Trebuchet, Helvetica, Arial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3:26:01.778918386</meta:creation-date>
    <dc:date>2020-02-03T02:49:36.631959578</dc:date>
    <meta:editing-duration>PT11H44M4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6" meta:paragraph-count="607" meta:word-count="3021" meta:character-count="23894" meta:non-whitespace-character-count="20377"/>
  </office:meta>
</office:document-meta>
</file>